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49cb3" officeooo:paragraph-rsid="00049cb3"/>
    </style:style>
    <style:style style:name="P2" style:family="paragraph" style:parent-style-name="Text_20_body">
      <style:text-properties officeooo:rsid="00049cb3" officeooo:paragraph-rsid="00067456"/>
    </style:style>
    <style:style style:name="P3" style:family="paragraph" style:parent-style-name="Text_20_body">
      <style:text-properties officeooo:rsid="0005227e" officeooo:paragraph-rsid="0005227e"/>
    </style:style>
    <style:style style:name="P4" style:family="paragraph" style:parent-style-name="Text_20_body">
      <style:text-properties officeooo:rsid="0005227e" officeooo:paragraph-rsid="00067456"/>
    </style:style>
    <style:style style:name="P5" style:family="paragraph" style:parent-style-name="Text_20_body">
      <style:text-properties officeooo:rsid="00067456" officeooo:paragraph-rsid="00067456"/>
    </style:style>
    <style:style style:name="P6" style:family="paragraph" style:parent-style-name="Text_20_body" style:list-style-name="L4">
      <style:text-properties officeooo:rsid="00067456" officeooo:paragraph-rsid="00067456"/>
    </style:style>
    <style:style style:name="P7" style:family="paragraph" style:parent-style-name="Text_20_body" style:list-style-name="L5">
      <style:text-properties officeooo:paragraph-rsid="00067456"/>
    </style:style>
    <style:style style:name="P8" style:family="paragraph" style:parent-style-name="Text_20_body" style:list-style-name="L6">
      <style:text-properties officeooo:paragraph-rsid="00067456"/>
    </style:style>
    <style:style style:name="P9" style:family="paragraph" style:parent-style-name="Text_20_body" style:list-style-name="L4">
      <style:text-properties officeooo:rsid="0007ddf5" officeooo:paragraph-rsid="0007ddf5"/>
    </style:style>
    <style:style style:name="P10" style:family="paragraph" style:parent-style-name="Text_20_body">
      <style:text-properties officeooo:rsid="0007ddf5" officeooo:paragraph-rsid="0007ddf5"/>
    </style:style>
    <style:style style:name="P11" style:family="paragraph" style:parent-style-name="Text_20_body" style:list-style-name="L7">
      <style:text-properties officeooo:rsid="0007ddf5" officeooo:paragraph-rsid="0007ddf5"/>
    </style:style>
    <style:style style:name="P12" style:family="paragraph" style:parent-style-name="Text_20_body" style:list-style-name="L7">
      <style:text-properties officeooo:rsid="00081aeb" officeooo:paragraph-rsid="00081aeb"/>
    </style:style>
    <style:style style:name="P13" style:family="paragraph" style:parent-style-name="Text_20_body">
      <style:text-properties officeooo:rsid="0008f6fa" officeooo:paragraph-rsid="0008f6fa"/>
    </style:style>
    <style:style style:name="P14" style:family="paragraph" style:parent-style-name="Text_20_body" style:list-style-name="L9">
      <style:text-properties officeooo:rsid="0008f6fa" officeooo:paragraph-rsid="0008f6fa"/>
    </style:style>
    <style:style style:name="P15" style:family="paragraph" style:parent-style-name="Title">
      <style:text-properties officeooo:rsid="00049cb3" officeooo:paragraph-rsid="00049cb3"/>
    </style:style>
    <style:style style:name="P16" style:family="paragraph" style:parent-style-name="Heading_20_2">
      <style:text-properties officeooo:rsid="0008f6fa" officeooo:paragraph-rsid="0008f6fa"/>
    </style:style>
    <style:style style:name="T1" style:family="text">
      <style:text-properties officeooo:rsid="00049cb3"/>
    </style:style>
    <style:style style:name="T2" style:family="text">
      <style:text-properties officeooo:rsid="0005227e"/>
    </style:style>
    <style:style style:name="T3" style:family="text">
      <style:text-properties officeooo:rsid="0007ddf5"/>
    </style:style>
    <style:style style:name="T4" style:family="text">
      <style:text-properties officeooo:rsid="00081aeb"/>
    </style:style>
    <style:style style:name="T5" style:family="text">
      <style:text-properties officeooo:rsid="000988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abalho de IA 2017/2</text:p>
      <text:p text:style-name="P1"/>
      <text:p text:style-name="P1">Após a batalha do Cell, Gohan decide juntar as esferas do dragão para reviver o Yamcha e os demais. Para isso, você deverá implementar um algoritmo de busca para fazer com que o Gohan encontre todas as esferas no menor tempo possível.</text:p>
      <text:p text:style-name="P2">O Mundo que o Gohan irá percorrer será um mapa onde ele irá passar de um terreno para outro, no qual ele gastará o seguinte tempo:</text:p>
      <text:list xml:id="list2861322215820500908" text:style-name="L5">
        <text:list-item>
          <text:p text:style-name="P7"><text:span text:style-name="T1">Água: + 1 minuto</text:span></text:p>
        </text:list-item>
        <text:list-item>
          <text:p text:style-name="P7"><text:span text:style-name="T1">Grama: +5 minuto</text:span></text:p>
        </text:list-item>
        <text:list-item>
          <text:p text:style-name="P7"><text:span text:style-name="T1">Montanha: +35 minutos</text:span></text:p>
        </text:list-item>
      </text:list>
      <text:p text:style-name="P3">O caminho a ser percorrido começará na casa do mestre Kame e deve terminar no mesmo (quando o Gohan voltar à posição inicial será considerado fim do percurso.</text:p>
      <text:p text:style-name="P4">As 7 esferas do dragão estará espalhadas pelo mapa e o radar do dragão consegue identificá-las apenas da seguinte forma:</text:p>
      <text:list xml:id="list3366478128601654771" text:style-name="L6">
        <text:list-item>
          <text:p text:style-name="P8"><text:span text:style-name="T2">Se uma esfera estiver numa distância máxima de 3 quadrados então o radar irá informar a posição dela no mapa</text:span></text:p>
        </text:list-item>
        <text:list-item>
          <text:p text:style-name="P8"><text:span text:style-name="T2">Se estiver com mais de 3 quadrados de distância então o radar irá apenas apontar para um dos 4 pontos cardeais e 4 pontos colaterais indicando onde está a esfera do dragão.</text:span></text:p>
        </text:list-item>
      </text:list>
      <text:p text:style-name="P5">Você irá implementar uma função que irá definir o caminho no qual o Gohan irá percorrer de modo que ele gaste o menor tempo possível. Sua função deverá ter um único parâmetro no qual <text:span text:style-name="T3">receberá</text:span> o seu sensor (ou seja, todas as informações do agente) enquanto o retorno dela será o seu atuador (a ação quer será tomada) <text:span text:style-name="T3">de modo a indicar qual a direção o Gohan tomará ao andar</text:span>.</text:p>
      <text:p text:style-name="P5">O sensor da sua função será um dicionário com as seguintes chaves e valores.</text:p>
      <text:list xml:id="list6888223071967433199" text:style-name="L4">
        <text:list-item>
          <text:p text:style-name="P6">“<text:span text:style-name="T3">pos”: Tupla com as posição x e y do Gohan no Mapa</text:span></text:p>
        </text:list-item>
        <text:list-item>
          <text:p text:style-name="P6">“<text:span text:style-name="T3">radar-proximo”: Lista com as posições no mapa da(s) esfera(s) do dragão próximas ao Gohan (quando não houver nenhuma esfera próxima, então a lista estará vazia).</text:span></text:p>
        </text:list-item>
        <text:list-item>
          <text:p text:style-name="P9">“radar-direcao”: Dicionário com os 4 pontos cardeais e 4 pontos colaterais (“sul”,”norte”,”leste”,”oeste”,”nordeste”,”sudeste”,”noroeste”,”nordeste”). Quando o valor de uma das chaves for 1 significa que existe uma esfera do dragão nesta direção</text:p>
        </text:list-item>
        <text:list-item>
          <text:p text:style-name="P9">“mapa”: Matriz com as informações do terreno em que o Gohan se encontra</text:p>
        </text:list-item>
        <text:list-item>
          <text:p text:style-name="P9">“casa-kame”: Tupla com a posição x e y da casa do Kame.</text:p>
        </text:list-item>
      </text:list>
      <text:p text:style-name="P10">O Classe DragonBallZ é a responsável por tratar todo o problema aqui apresentado. O seu construtor aceita os seguintes parâmetros:</text:p>
      <text:list xml:id="list3163942283148141867" text:style-name="L7">
        <text:list-item>
          <text:p text:style-name="P11"><text:soft-page-break/>agente: Obrigatório, deve ser passado a referência da função implementada para o controle <text:span text:style-name="T4">do Gohan.</text:span></text:p>
        </text:list-item>
        <text:list-item>
          <text:p text:style-name="P12">tamanho: (Default=50) tamanho do mapa a ser gerado</text:p>
        </text:list-item>
        <text:list-item>
          <text:p text:style-name="P12">semente: (Default=None) define a semente dos números aleatórios (ao fixá-lo, o cenário gerado será sempre o mesmo).</text:p>
        </text:list-item>
      </text:list>
      <text:p text:style-name="P13">O arquivo main.py possui um exemplo de ação do agente a ser implementado.</text:p>
      <text:h text:style-name="P16" text:outline-level="2">Avaliação</text:h>
      <text:p text:style-name="P13">As condições <text:span text:style-name="T5">da </text:span>avaliação <text:span text:style-name="T5">serão</text:span> as seguintes:</text:p>
      <text:list xml:id="list27278449963558910" text:style-name="L9">
        <text:list-item>
          <text:p text:style-name="P14">O grupo irá apresentar a heurística e a implementação elaborada para o problema.</text:p>
        </text:list-item>
        <text:list-item>
          <text:p text:style-name="P14">10 pontos serão destinados à execução do algoritmo com parâmetros default enquanto os outros 10 serão destinados à execução num ambiente definido pelo professor (tamanho do mapa e semente fixados previamente).</text:p>
        </text:list-item>
        <text:list-item>
          <text:p text:style-name="P14">Cada integrante do grupo deverá responder à uma questão feita pelo professor. Caso a mesma não seja respondida de forma completa ou errada, todo o grupo perderá 3 pontos.</text:p>
        </text:list-item>
        <text:list-item>
          <text:p text:style-name="P14">Se não for implementado o algoritmo A* (ou seja, implementar outro algoritmo) o trabalho ficará valendo apenas 5 pontos, sujeito as perguntas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18:58.074508105</meta:creation-date>
    <dc:date>2017-09-08T20:24:28.990399751</dc:date>
    <meta:editing-duration>PT3M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551" meta:character-count="3184" meta:non-whitespace-character-count="2678"/>
  </office:meta>
</office:document-meta>
</file>